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Serializar librería</text:p>
        </text:list-item>
        <text:list-item>
          <text:p text:style-name="P10">Diseñar interpolación de movimiento</text:p>
        </text:list-item>
        <text:list-item>
          <text:p text:style-name="P10">Implementar herramienta “Polyline”</text:p>
        </text:list-item>
        <text:list-item>
          <text:p text:style-name="P10">Implementar regla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Serializar librería</text:p>
          </table:table-cell>
          <table:table-cell table:style-name="Table3.A2" office:value-type="string">
            <text:p text:style-name="Table_20_Contents">Grabar y cargar símbol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herramienta “Polyline”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regla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Mover qonf a DLib</text:p>
          </table:table-cell>
          <table:table-cell table:style-name="Table3.A2" office:value-type="string">
            <text:p text:style-name="P12">Fuentes e instalación de qonf con dlib.</text:p>
          </table:table-cell>
          <table:table-cell table:style-name="Table3.D2" office:value-type="string">
            <text:p text:style-name="Table_20_Contents">Qonf es una herramienta multi-plataforma para configurar proyectos Qt 4 desarrollada por David Cuadrado.</text:p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3-22T21:40:24</meta:creation-date>
    <dc:creator>David Cuadrado</dc:creator>
    <dc:date>2007-03-27T14:43:42</dc:date>
    <dc:language>es-CO</dc:language>
    <meta:editing-cycles>15</meta:editing-cycles>
    <meta:editing-duration>PT25M17S</meta:editing-duration>
    <meta:template xlink:type="simple" xlink:actuate="onRequest" xlink:role="template" xlink:href="../../../../../../../.ooo-2.0/user/template/ktoon_plan_de_iteracion1.ott" xlink:title="ktoon_plan_de_iteracion" meta:date="2007-03-22T21:40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2" meta:word-count="116" meta:character-count="853"/>
  </office:meta>
</office:document-meta>
</file>